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1b14b" officeooo:paragraph-rsid="0027c1c8"/>
    </style:style>
    <style:style style:name="P2" style:family="paragraph" style:parent-style-name="Preformatted_20_Text">
      <style:text-properties officeooo:rsid="0001b14b" officeooo:paragraph-rsid="0028c4ff"/>
    </style:style>
    <style:style style:name="P3" style:family="paragraph" style:parent-style-name="Standard">
      <style:paragraph-properties fo:text-align="start" style:justify-single-word="false"/>
      <style:text-properties fo:font-size="12pt" officeooo:rsid="001f60dc" officeooo:paragraph-rsid="001f60d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36e46" officeooo:paragraph-rsid="00236e4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462b6" officeooo:paragraph-rsid="002462b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78918" officeooo:paragraph-rsid="0027891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7c1c8" officeooo:paragraph-rsid="0027c1c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407af3" officeooo:paragraph-rsid="00407af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f60dc" officeooo:paragraph-rsid="001f60d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f60dc" officeooo:paragraph-rsid="004e26c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36e46" officeooo:paragraph-rsid="00236e4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78918" officeooo:paragraph-rsid="0027891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7c1c8" officeooo:paragraph-rsid="0027c1c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1b14b" officeooo:paragraph-rsid="0027c1c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bd801" officeooo:paragraph-rsid="0027c1c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f60dc" officeooo:paragraph-rsid="001f60d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7c1c8" officeooo:paragraph-rsid="0027c1c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f60dc" officeooo:paragraph-rsid="001f60dc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f60dc" officeooo:paragraph-rsid="001f60dc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21ad9e" officeooo:paragraph-rsid="0027c1c8"/>
    </style:style>
    <style:style style:name="P21" style:family="paragraph" style:parent-style-name="Standard">
      <style:text-properties officeooo:rsid="002bd801" officeooo:paragraph-rsid="0027c1c8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officeooo:rsid="001f60dc" officeooo:paragraph-rsid="001f60dc" style:font-size-asian="12pt" style:font-size-complex="12pt"/>
    </style:style>
    <style:style style:name="T1" style:family="text">
      <style:text-properties officeooo:rsid="001abd12"/>
    </style:style>
    <style:style style:name="T2" style:family="text">
      <style:text-properties officeooo:rsid="0022effa"/>
    </style:style>
    <style:style style:name="T3" style:family="text">
      <style:text-properties officeooo:rsid="00279c5a"/>
    </style:style>
    <style:style style:name="T4" style:family="text">
      <style:text-properties officeooo:rsid="0027c1c8"/>
    </style:style>
    <style:style style:name="T5" style:family="text">
      <style:text-properties style:font-name="Liberation Sans" fo:font-size="12pt" style:font-size-asian="12pt" style:font-size-complex="12pt"/>
    </style:style>
    <style:style style:name="T6" style:family="text">
      <style:text-properties style:font-name="Liberation Sans" fo:font-size="12pt" officeooo:rsid="0027c1c8" style:font-size-asian="12pt" style:font-size-complex="12pt"/>
    </style:style>
    <style:style style:name="T7" style:family="text">
      <style:text-properties style:font-name="Liberation Sans" fo:font-size="12pt" officeooo:rsid="0028c4ff" style:font-size-asian="12pt" style:font-size-complex="12pt"/>
    </style:style>
    <style:style style:name="T8" style:family="text">
      <style:text-properties officeooo:rsid="003651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8"/>
      <text:p text:style-name="P18"><text:tab/><text:tab/><text:tab/><text:tab/><text:tab/>Yocto</text:p>
      <text:p text:style-name="P18"/>
      <text:p text:style-name="P3"/>
      <text:p text:style-name="P9"/>
      <text:p text:style-name="P9">About yocto:</text:p>
      <text:p text:style-name="P3"/>
      <text:p text:style-name="P3">The Yocto Project is an open source collaboration project that provides templates,</text:p>
      <text:p text:style-name="P3">tools and methods to help you create custom Linux-based systems for embedded products</text:p>
      <text:p text:style-name="P3">regardless of the hardware architecture. It was founded in 2010 as a collaboration among</text:p>
      <text:p text:style-name="P3">many hardware manufacturers, open-source operating systems vendors, and electronics</text:p>
      <text:p text:style-name="P3">companies to bring some order to the chaos of embedded Linux development.</text:p>
      <text:p text:style-name="P3"/>
      <text:p text:style-name="P3">Why use the Yocto Project? </text:p>
      <text:p text:style-name="P3">It's a complete embedded Linux development environment</text:p>
      <text:p text:style-name="P3">with tools, metadata, and documentation - everything you need. The free tools are easy to</text:p>
      <text:p text:style-name="P3">get started with, powerful to work with (including emulation environments, debuggers, an</text:p>
      <text:p text:style-name="P3">Application Toolkit Generator, etc.) and they allow projects to be carried forward over time</text:p>
      <text:p text:style-name="P3">without causing you to lose optimizations and investments made during the project’s</text:p>
      <text:p text:style-name="P3">prototype phase. The Yocto Project fosters community adoption of this open source</text:p>
      <text:p text:style-name="P3">technology allowing its users to focus on their specific product features and development.</text:p>
      <text:p text:style-name="P3"/>
      <text:p text:style-name="P3">Yocto is Raspid, repeatable development of linux - based embedded systems. Every six</text:p>
      <text:p text:style-name="P3">month it has stable release</text:p>
      <text:p text:style-name="P3"/>
      <text:p text:style-name="P9">Platform Yocto supports</text:p>
      <text:p text:style-name="P16"/>
      <text:list xml:id="list5504013992838797919" text:style-name="L1">
        <text:list-item>
          <text:p text:style-name="P22">Raspberry pi</text:p>
        </text:list-item>
        <text:list-item>
          <text:p text:style-name="P22">Beaglebone black</text:p>
        </text:list-item>
        <text:list-item>
          <text:p text:style-name="P22">Digi Connect Core</text:p>
        </text:list-item>
        <text:list-item>
          <text:p text:style-name="P22">Snickerdoodle(Zyng) etc. Yocto will supports for almost all hardwares</text:p>
        </text:list-item>
        <text:list-item>
          <text:p text:style-name="P22">Other Supported platforms</text:p>
        </text:list-item>
      </text:list>
      <text:p text:style-name="P3"/>
      <text:p text:style-name="P19"/>
      <text:p text:style-name="P19"/>
      <text:p text:style-name="P19">Yocto Build for Dragonboard410c :</text:p>
      <text:p text:style-name="P19"/>
      <text:p text:style-name="P3">Note : Whatever is in purple color type on terminal</text:p>
      <text:p text:style-name="P3">The following packages are required for Ubuntu or Debian Linux distribution. The</text:p>
      <text:p text:style-name="P3">dependencies for a compatible environment include:</text:p>
      <text:p text:style-name="P9">sudo apt-get install gawk wget git-core diffstat unzip texinfo gcc-multilib</text:p>
      <text:p text:style-name="P9">build-essential chrpath</text:p>
      <text:p text:style-name="P3"/>
      <text:p text:style-name="P16">1. Create directory structure to download source</text:p>
      <text:p text:style-name="P3">mkdir -p ~/dragon/sources</text:p>
      <text:p text:style-name="P3"/>
      <text:p text:style-name="P9">2. cd into directory</text:p>
      <text:p text:style-name="P3">cd ~/dragon/sources</text:p>
      <text:p text:style-name="P3"/>
      <text:p text:style-name="P3"/>
      <text:p text:style-name="P9"><text:soft-page-break/>3. Get the required layers</text:p>
      <text:p text:style-name="P9"/>
      <text:p text:style-name="P3">We will need bare minimum above 3 clones for building Linux for Dragonboard410c</text:p>
      <text:p text:style-name="P3">– poky</text:p>
      <text:p text:style-name="P3">– meta-openembedded</text:p>
      <text:p text:style-name="P3">– meta-Qualcomm</text:p>
      <text:p text:style-name="P3"><text:span text:style-name="T1">git clone -b </text:span>rocko<text:span text:style-name="T1"> git://git.yoctoproject.org/poky.git </text:span></text:p>
      <text:p text:style-name="P3"/>
      <text:p text:style-name="P3">git clone -b rocko git://git.openembedded.org/meta-openembedded</text:p>
      <text:p text:style-name="P5"/>
      <text:p text:style-name="P5">git clone -b rocko https://github.com/ndechesne/meta-qcom.git</text:p>
      <text:p text:style-name="P3"/>
      <text:p text:style-name="P9">4.Preparing the build configuration</text:p>
      <text:p text:style-name="P3"/>
      <text:p text:style-name="P3">Following command will create a build environment using the setup script that comes with</text:p>
      <text:p text:style-name="P3">poky, and will create a “dragon-build” directory in “~/dragon/” directory</text:p>
      <text:p text:style-name="P3">cd ~/<text:span text:style-name="T2">dragon</text:span>/</text:p>
      <text:p text:style-name="P10">source sources/poky/oe-init-build-env dragon-build</text:p>
      <text:p text:style-name="P3">Now you will be in “~/dragon/dragon-build” directory</text:p>
      <text:p text:style-name="P3"/>
      <text:p text:style-name="P11">5. Add some configuration lines to Config files</text:p>
      <text:p text:style-name="P4"/>
      <text:p text:style-name="P4">Add following lines to change the build process for us</text:p>
      <text:p text:style-name="P4">a) Changes in local.conf</text:p>
      <text:p text:style-name="P4">echo 'MACHINE = "dragonboard-410c"' &gt;&gt; conf/local.conf</text:p>
      <text:p text:style-name="P8">echo ‘PREFERRED_VERSION_linux-linaro-qcom = "4.9"’&gt;&gt;conf/local.conf</text:p>
      <text:p text:style-name="P4">echo 'DISTRO_FEATURES_remove = "x11 wayland"' &gt;&gt; conf/local.conf</text:p>
      <text:p text:style-name="P4">echo 'DISTRO_FEATURES_append = " systemd"' &gt;&gt; conf/local.conf</text:p>
      <text:p text:style-name="P4">echo 'VIRTUAL-RUNTIME_init_manager = "systemd"' &gt;&gt; conf/local.conf</text:p>
      <text:p text:style-name="P4"># Default to setting automatically based on cpu count</text:p>
      <text:p text:style-name="P4">echo 'PARALLEL_MAKE ?= " -j ${@oe.utils.cpu_count()}"' &gt;&gt; conf/local.conf</text:p>
      <text:p text:style-name="P4"># option determines how many tasks bitbake should run in parallel</text:p>
      <text:p text:style-name="P4">echo 'BB_NUMBER_THREADS ?= " ${@oe.utils.cpu_count()}"' &gt;&gt; conf/local.conf</text:p>
      <text:p text:style-name="P4"/>
      <text:p text:style-name="P12">b) Changes the bblayers.conf file to following(this config file is available in</text:p>
      <text:p text:style-name="P12">rpi_build/conf)</text:p>
      <text:p text:style-name="P12"/>
      <text:p text:style-name="P6">Note : bblayers.conf is a picking up the required layers from poky,meta-openembedded</text:p>
      <text:p text:style-name="P6">and meta-raspberrypi as per you embedded application required</text:p>
      <text:p text:style-name="P6">This file is available in rpi/rpi-build/conf/bblayer.conf</text:p>
      <text:p text:style-name="P6">write the below contains in bblayers.conf if you want additional layers you can add.</text:p>
      <text:p text:style-name="P6"># LAYER_CONF_VERSION is increased each time build/conf/bblayers.conf</text:p>
      <text:p text:style-name="P6"># changes incompatibly</text:p>
      <text:p text:style-name="P6">POKY_BBLAYERS_CONF_VERSION = "2"</text:p>
      <text:p text:style-name="P6">BBPATH = "${TOPDIR}"</text:p>
      <text:p text:style-name="P6">BBFILES ?= ""</text:p>
      <text:p text:style-name="P6">BSPDIR := "/home/<text:span text:style-name="T3">bathirak/dragon</text:span>/"</text:p>
      <text:p text:style-name="P6">BBLAYERS ?= " \</text:p>
      <text:p text:style-name="P6">${BSPDIR}/sources/poky/meta \</text:p>
      <text:p text:style-name="P6">${BSPDIR}/sources/poky/meta-poky \</text:p>
      <text:p text:style-name="P6">${BSPDIR}/sources/poky/meta-yocto-bsp \</text:p>
      <text:p text:style-name="P6">${BSPDIR}/sources/meta-openembedded/meta-oe \</text:p>
      <text:p text:style-name="P6"><text:soft-page-break/>${BSPDIR}/sources/meta-openembedded/meta-multimedia \</text:p>
      <text:p text:style-name="P6">${BSPDIR}/sources/meta-qcom\</text:p>
      <text:p text:style-name="P6">"</text:p>
      <text:p text:style-name="P6">BBLAYERS_NON_REMOVABLE ?= " \</text:p>
      <text:p text:style-name="P6">${BSPDIR}/sources/poky/meta \</text:p>
      <text:p text:style-name="P6">${BSPDIR}/sources/poky/meta-poky \</text:p>
      <text:p text:style-name="P6"/>
      <text:p text:style-name="P12"/>
      <text:p text:style-name="P13">6. Menuconfig changes for Kernel/Busybox</text:p>
      <text:p text:style-name="P7"/>
      <text:p text:style-name="P20"><text:span text:style-name="T4">for </text:span>menu config</text:p>
      <text:p text:style-name="P20">bitbake linux-linaro-qcomlt -c menuconfig</text:p>
      <text:p text:style-name="P20"/>
      <text:p text:style-name="P21">for rootfs</text:p>
      <text:p text:style-name="P21">bitbake -c menuconfig busybox</text:p>
      <text:p text:style-name="P7"/>
      <text:p text:style-name="P7"/>
      <text:p text:style-name="P13">7. Only if you want to build specific receipe</text:p>
      <text:p text:style-name="P7"/>
      <text:p text:style-name="P7">bitbake &lt;receipe name&gt;</text:p>
      <text:p text:style-name="P7">Ex : Only kernel build( use below command to build only kernel)</text:p>
      <text:p text:style-name="P13"/>
      <text:p text:style-name="P13">8. complete os Finally Build Image</text:p>
      <text:p text:style-name="P13"/>
      <text:p text:style-name="P15">bitbake core-image-base</text:p>
      <text:p text:style-name="P15"/>
      <text:p text:style-name="P17">you will get images in below path</text:p>
      <text:p text:style-name="P13"/>
      <text:p text:style-name="P13">/home/<text:span text:style-name="T8">bathirak</text:span>/rocko/dragon410c-build/tmp/deploy/images/dragonboard-410c</text:p>
      <text:p text:style-name="P15"/>
      <text:p text:style-name="P1"><text:span text:style-name="Source_20_Text"><text:span text:style-name="T5"/></text:span></text:p>
      <text:p text:style-name="P2"><text:span text:style-name="Source_20_Text"><text:span text:style-name="T7">Set dragon board into <text:s/>fastboot method :</text:span></text:span></text:p>
      <text:p text:style-name="P2"><text:span text:style-name="Source_20_Text"><text:span text:style-name="T7"/></text:span></text:p>
      <text:p text:style-name="P1"><text:span text:style-name="Source_20_Text"><text:span text:style-name="T5">$ sudo fastboot flash boot boot-dragonboard-410c.img</text:span></text:span></text:p>
      <text:p text:style-name="P1"><text:span text:style-name="Source_20_Text"><text:span text:style-name="T5">$ sudo fastboot flash rootfs <text:s/></text:span></text:span><text:span text:style-name="Source_20_Text"><text:span text:style-name="T6">core-image-base</text:span></text:span><text:span text:style-name="Source_20_Text"><text:span text:style-name="T5">-dragonboard-410c.ext4</text:span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7:38:16.048751243</meta:creation-date>
    <dc:date>2017-12-06T19:01:10.997197361</dc:date>
    <meta:editing-duration>PT23H39M43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97" meta:word-count="598" meta:character-count="4571" meta:non-whitespace-character-count="4063"/>
  </office:meta>
</office:document-meta>
</file>